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MethodReturnValueHandler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MethodReturnValueHandlerTests.returnView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ewMethodReturnValueHandlerTests.createReturnValueParam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MethodReturnValueHandlerTests.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MethodReturnValueHandlerTests.retur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MethodReturnValu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